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Mono" svg:font-family="'Noto Mono'" style:font-family-generic="modern" style:font-pitch="fixed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35cm" svg:stroke-color="#000000" draw:marker-start-width="0.252cm" draw:marker-end-width="0.252cm" draw:fill-color="#ffffff" draw:textarea-horizontal-align="justify" draw:textarea-vertical-align="middle" draw:auto-grow-height="false" fo:min-height="0.351cm" fo:min-width="1.371cm" fo:padding-top="0.142cm" fo:padding-bottom="0.142cm" fo:padding-left="0.267cm" fo:padding-right="0.267cm"/>
      <style:paragraph-properties style:writing-mode="lr-tb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4.479cm" fo:min-width="1.688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351cm" fo:min-width="0.101cm" fo:padding-top="0.142cm" fo:padding-bottom="0.142cm" fo:padding-left="0.267cm" fo:padding-right="0.267cm"/>
    </style:style>
    <style:style style:name="gr4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5" style:family="graphic" style:parent-style-name="standard" style:list-style-name="L1">
      <style:graphic-properties draw:stroke="none" svg:stroke-width="0.035cm" svg:stroke-color="#000000" draw:marker-start-width="0.252cm" draw:marker-end-width="0.252cm" draw:fill-color="#ffffff" draw:textarea-horizontal-align="justify" draw:textarea-vertical-align="middle" draw:auto-grow-height="false" fo:min-height="0.351cm" fo:min-width="1.371cm" fo:padding-top="0.142cm" fo:padding-bottom="0.142cm" fo:padding-left="0.267cm" fo:padding-right="0.267cm"/>
      <style:paragraph-properties style:writing-mode="lr-tb"/>
    </style:style>
    <style:style style:name="gr6" style:family="graphic" style:parent-style-name="standard">
      <style:graphic-properties svg:stroke-width="0.035cm" svg:stroke-color="#000000" draw:marker-start-width="0.252cm" draw:marker-end-width="0.252cm" draw:fill-color="#000000" draw:textarea-horizontal-align="justify" draw:textarea-vertical-align="middle" draw:auto-grow-height="false" fo:min-height="0.351cm" fo:min-width="0.101cm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7.336cm" fo:min-width="1.688cm" fo:padding-top="0.142cm" fo:padding-bottom="0.142cm" fo:padding-left="0.267cm" fo:padding-right="0.267cm"/>
    </style:style>
    <style:style style:name="gr8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9" style:family="graphic" style:parent-style-name="objectwithoutfill">
      <style:graphic-properties svg:stroke-width="0.035cm" svg:stroke-color="#000000" draw:marker-start-width="0.252cm" draw:marker-end="Arrowheads_20_4" draw:marker-end-width="0.352cm" draw:fill="none" draw:textarea-vertical-align="middle" fo:padding-top="0.142cm" fo:padding-bottom="0.142cm" fo:padding-left="0.267cm" fo:padding-right="0.267cm"/>
    </style:style>
    <style:style style:name="gr10" style:family="graphic" style:parent-style-name="standard">
      <style:graphic-properties draw:stroke="none" svg:stroke-width="0.035cm" svg:stroke-color="#000000" draw:marker-start-width="0.252cm" draw:marker-end-width="0.252cm" draw:fill-color="#ffffff" draw:textarea-horizontal-align="justify" draw:textarea-vertical-align="middle" draw:auto-grow-height="false" fo:min-height="0.351cm" fo:min-width="1.688cm" fo:padding-top="0.142cm" fo:padding-bottom="0.142cm" fo:padding-left="0.267cm" fo:padding-right="0.267cm"/>
      <style:paragraph-properties style:writing-mode="lr-tb"/>
    </style:style>
    <style:style style:name="gr11" style:family="graphic" style:parent-style-name="standard" style:list-style-name="L1">
      <style:graphic-properties draw:stroke="none" svg:stroke-width="0.035cm" svg:stroke-color="#000000" draw:marker-start-width="0.252cm" draw:marker-end-width="0.252cm" draw:fill-color="#ffffff" draw:textarea-horizontal-align="justify" draw:textarea-vertical-align="middle" draw:auto-grow-height="false" fo:min-height="0.351cm" fo:min-width="1.371cm" fo:padding-top="0.142cm" fo:padding-bottom="0.142cm" fo:padding-left="0.267cm" fo:padding-right="0.267cm"/>
      <style:paragraph-properties style:writing-mode="lr-tb"/>
    </style:style>
    <style:style style:name="gr1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986cm" fo:min-width="4.228cm" fo:padding-top="0.142cm" fo:padding-bottom="0.142cm" fo:padding-left="0.267cm" fo:padding-right="0.267cm"/>
    </style:style>
    <style:style style:name="gr13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3.527cm" fo:min-width="0.736cm" fo:padding-top="0.142cm" fo:padding-bottom="0.142cm" fo:padding-left="0.267cm" fo:padding-right="0.267cm"/>
    </style:style>
    <style:style style:name="P1" style:family="paragraph">
      <style:paragraph-properties fo:text-align="start"/>
      <style:text-properties style:font-name="Noto Mono" fo:font-size="8pt" style:font-size-asian="8pt" style:font-size-complex="8pt"/>
    </style:style>
    <style:style style:name="P2" style:family="paragraph">
      <loext:graphic-properties draw:fill-color="#ffffff"/>
      <style:paragraph-properties fo:text-align="start"/>
      <style:text-properties style:font-name="Noto Mono" fo:font-size="8pt" style:font-size-asian="8pt" style:font-size-complex="8pt"/>
    </style:style>
    <style:style style:name="P3" style:family="paragraph">
      <style:paragraph-properties fo:text-align="end"/>
      <style:text-properties style:font-name="Noto Mono" fo:font-size="8pt" style:font-size-asian="8pt" style:font-size-complex="8pt"/>
    </style:style>
    <style:style style:name="P4" style:family="paragraph">
      <loext:graphic-properties draw:fill-color="#ffffff"/>
      <style:paragraph-properties fo:text-align="end"/>
      <style:text-properties style:font-name="Noto Mono" fo:font-size="8pt" style:font-size-asian="8pt" style:font-size-complex="8pt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-color="#000000"/>
      <style:paragraph-properties fo:text-align="center"/>
    </style:style>
    <style:style style:name="P7" style:family="paragraph">
      <style:paragraph-properties fo:margin-left="0cm" fo:margin-right="0cm" fo:margin-top="0cm" fo:margin-bottom="0cm" fo:line-height="100%" fo:text-align="start" fo:text-indent="0cm"/>
      <style:text-properties style:font-name="Noto Mono" fo:font-size="8pt" style:font-size-asian="8pt" style:font-size-complex="8pt"/>
    </style:style>
    <style:style style:name="P8" style:family="paragraph">
      <loext:graphic-properties draw:fill-color="#ffffff"/>
      <style:paragraph-properties fo:margin-left="0cm" fo:margin-right="0cm" fo:margin-top="0cm" fo:margin-bottom="0cm" fo:line-height="100%" fo:text-align="start" fo:text-indent="0cm"/>
      <style:text-properties style:font-name="Noto Mono" fo:font-size="8pt" style:font-size-asian="8pt" style:font-size-complex="8pt"/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style:font-name="Noto Mono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draw:layer="layout" svg:width="1.905cm" svg:height="0.635cm" svg:x="9.572cm" svg:y="2.112cm">
            <text:p text:style-name="P1"><text:span text:style-name="T1">RIGHT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1.905cm" svg:height="0.635cm" svg:x="9.572cm" svg:y="1.159cm">
            <text:p text:style-name="P1"><text:span text:style-name="T1">DOWN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1.905cm" svg:height="0.635cm" svg:x="9.572cm" svg:y="4.017cm">
            <text:p text:style-name="P1"><text:span text:style-name="T1">GND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1.905cm" svg:height="0.635cm" svg:x="9.572cm" svg:y="3.064cm">
            <text:p text:style-name="P1"><text:span text:style-name="T1">BUTTON0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1.905cm" svg:height="0.635cm" svg:x="9.572cm" svg:y="4.969cm">
            <text:p text:style-name="P1"><text:span text:style-name="T1">N.C.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4" draw:layer="layout" svg:width="1.905cm" svg:height="0.635cm" svg:x="5.445cm" svg:y="2.112cm">
            <text:p text:style-name="P3"><text:span text:style-name="T1">LEFT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4" draw:layer="layout" svg:width="1.905cm" svg:height="0.635cm" svg:x="5.445cm" svg:y="1.159cm">
            <text:p text:style-name="P3"><text:span text:style-name="T1">UP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4" draw:layer="layout" svg:width="1.905cm" svg:height="0.635cm" svg:x="5.445cm" svg:y="4.017cm">
            <text:p text:style-name="P3"><text:span text:style-name="T1">+3.3v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4" draw:layer="layout" svg:width="1.905cm" svg:height="0.635cm" svg:x="5.445cm" svg:y="3.064cm">
            <text:p text:style-name="P3"><text:span text:style-name="T1">BUTTON2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4" draw:layer="layout" svg:width="1.905cm" svg:height="0.635cm" svg:x="5.445cm" svg:y="4.969cm">
            <text:p text:style-name="P3"><text:span text:style-name="T1">BUTTON1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5" draw:layer="layout" svg:width="2.222cm" svg:height="4.763cm" svg:x="7.35cm" svg:y="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0.635cm" svg:height="0.635cm" svg:x="7.509cm" svg:y="2.11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0.635cm" svg:height="0.635cm" svg:x="7.509cm" svg:y="1.15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0.635cm" svg:height="0.635cm" svg:x="7.509cm" svg:y="4.01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0.635cm" svg:height="0.635cm" svg:x="7.509cm" svg:y="3.06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0.635cm" svg:height="0.635cm" svg:x="7.509cm" svg:y="4.96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0.635cm" svg:height="0.635cm" svg:x="8.779cm" svg:y="2.11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0.635cm" svg:height="0.635cm" svg:x="8.779cm" svg:y="1.15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0.635cm" svg:height="0.635cm" svg:x="8.779cm" svg:y="4.01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0.635cm" svg:height="0.635cm" svg:x="8.779cm" svg:y="3.06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0.635cm" svg:height="0.635cm" svg:x="8.779cm" svg:y="4.969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0.316cm" svg:height="0.317cm" draw:transform="rotate (1.5707963267949) translate (8.144cm 1.634cm)">
            <text:p/>
            <draw:enhanced-geometry svg:viewBox="0 0 21600 21600" draw:glue-points="?f0 0 ?f1 10800 0 21600 10800 21600 21600 21600 ?f7 10800" draw:text-areas="?f1 10800 ?f2 18000 ?f3 7200 ?f4 21600" draw:mirror-vertical="false" draw:mirror-horizont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2" draw:layer="layout" svg:width="1.905cm" svg:height="0.635cm" svg:x="16.398cm" svg:y="2.112cm">
            <text:p text:style-name="P1"><text:span text:style-name="T1">DATA3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1.905cm" svg:height="0.635cm" svg:x="16.398cm" svg:y="1.159cm">
            <text:p text:style-name="P1"><text:span text:style-name="T1">DATA1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1.905cm" svg:height="0.635cm" svg:x="16.398cm" svg:y="4.017cm">
            <text:p text:style-name="P1"><text:span text:style-name="T1">GND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1.905cm" svg:height="0.635cm" svg:x="16.398cm" svg:y="3.064cm">
            <text:p text:style-name="P1"><text:span text:style-name="T1">SNES/NES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1.905cm" svg:height="0.635cm" svg:x="16.398cm" svg:y="4.969cm">
            <text:p text:style-name="P1"><text:span text:style-name="T1">N.C.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4" draw:layer="layout" svg:width="1.905cm" svg:height="0.635cm" svg:x="12.271cm" svg:y="2.112cm">
            <text:p text:style-name="P3"><text:span text:style-name="T1">DATA2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4" draw:layer="layout" svg:width="1.905cm" svg:height="0.635cm" svg:x="12.271cm" svg:y="1.159cm">
            <text:p text:style-name="P3"><text:span text:style-name="T1">DATA0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4" draw:layer="layout" svg:width="1.905cm" svg:height="0.635cm" svg:x="12.271cm" svg:y="4.017cm">
            <text:p text:style-name="P3"><text:span text:style-name="T1">+3.3v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4" draw:layer="layout" svg:width="1.905cm" svg:height="0.635cm" svg:x="12.271cm" svg:y="3.064cm">
            <text:p text:style-name="P3"><text:span text:style-name="T1">LATCH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4" draw:layer="layout" svg:width="1.905cm" svg:height="0.635cm" svg:x="12.271cm" svg:y="4.969cm">
            <text:p text:style-name="P3"><text:span text:style-name="T1">CLK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5" draw:layer="layout" svg:width="2.222cm" svg:height="4.763cm" svg:x="14.176cm" svg:y="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0.635cm" svg:height="0.635cm" svg:x="14.335cm" svg:y="2.11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0.635cm" svg:height="0.635cm" svg:x="14.335cm" svg:y="1.15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0.635cm" svg:height="0.635cm" svg:x="14.335cm" svg:y="4.01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0.635cm" svg:height="0.635cm" svg:x="14.335cm" svg:y="3.06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0.635cm" svg:height="0.635cm" svg:x="14.335cm" svg:y="4.96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0.635cm" svg:height="0.635cm" svg:x="15.605cm" svg:y="2.11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0.635cm" svg:height="0.635cm" svg:x="15.605cm" svg:y="1.15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0.635cm" svg:height="0.635cm" svg:x="15.605cm" svg:y="4.01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0.635cm" svg:height="0.635cm" svg:x="15.605cm" svg:y="3.06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0.635cm" svg:height="0.635cm" svg:x="15.605cm" svg:y="4.969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0.316cm" svg:height="0.317cm" draw:transform="rotate (1.5707963267949) translate (14.97cm 1.634cm)">
            <text:p/>
            <draw:enhanced-geometry svg:viewBox="0 0 21600 21600" draw:glue-points="?f0 0 ?f1 10800 0 21600 10800 21600 21600 21600 ?f7 10800" draw:text-areas="?f1 10800 ?f2 18000 ?f3 7200 ?f4 21600" draw:mirror-vertical="false" draw:mirror-horizont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2" draw:layer="layout" svg:width="1.905cm" svg:height="0.635cm" svg:x="5.127cm" svg:y="7.826cm">
            <text:p text:style-name="P1"><text:span text:style-name="T1">N.C.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1.905cm" svg:height="0.635cm" svg:x="5.127cm" svg:y="6.873cm">
            <text:p text:style-name="P1"><text:span text:style-name="T1">GND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1.905cm" svg:height="0.635cm" svg:x="5.127cm" svg:y="9.731cm">
            <text:p text:style-name="P1"><text:span text:style-name="T1">ALIGN NOTCH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8" draw:layer="layout" svg:width="1.905cm" svg:height="0.635cm" svg:x="5.127cm" svg:y="8.778cm">
            <text:p text:style-name="P7"><text:span text:style-name="T1">N.C.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1.905cm" svg:height="0.635cm" svg:x="5.127cm" svg:y="10.683cm">
            <text:p text:style-name="P1"><text:span text:style-name="T1">N.C.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4" draw:layer="layout" svg:width="1.905cm" svg:height="0.635cm" svg:x="1cm" svg:y="7.826cm">
            <text:p text:style-name="P3"><text:span text:style-name="T1">N.C.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4" draw:layer="layout" svg:width="1.905cm" svg:height="0.635cm" svg:x="1cm" svg:y="6.873cm">
            <text:p text:style-name="P3"><text:span text:style-name="T1">N.C.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4" draw:layer="layout" svg:width="1.905cm" svg:height="0.635cm" svg:x="1cm" svg:y="9.731cm">
            <text:p text:style-name="P3"><text:span text:style-name="T1">N.C.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4" draw:layer="layout" svg:width="1.905cm" svg:height="0.635cm" svg:x="1cm" svg:y="8.778cm">
            <text:p text:style-name="P3"><text:span text:style-name="T1">PHONE LEFT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4" draw:layer="layout" svg:width="1.905cm" svg:height="0.635cm" svg:x="1cm" svg:y="10.683cm">
            <text:p text:style-name="P3"><text:span text:style-name="T1">PHONE RIGHT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5" draw:layer="layout" svg:width="2.222cm" svg:height="4.763cm" svg:x="2.905cm" svg:y="6.71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0.635cm" svg:height="0.635cm" svg:x="3.064cm" svg:y="7.82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0.635cm" svg:height="0.635cm" svg:x="3.064cm" svg:y="6.87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0.635cm" svg:height="0.635cm" svg:x="3.064cm" svg:y="9.73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0.635cm" svg:height="0.635cm" svg:x="3.064cm" svg:y="8.77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0.635cm" svg:height="0.635cm" svg:x="3.064cm" svg:y="10.68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0.635cm" svg:height="0.635cm" svg:x="4.334cm" svg:y="7.82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0.635cm" svg:height="0.635cm" svg:x="4.334cm" svg:y="6.873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6" draw:layer="layout" svg:width="0.635cm" svg:height="0.635cm" svg:x="4.334cm" svg:y="9.73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0.635cm" svg:height="0.635cm" svg:x="4.334cm" svg:y="8.77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0.635cm" svg:height="0.635cm" svg:x="4.334cm" svg:y="10.683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0.316cm" svg:height="0.317cm" draw:transform="rotate (1.5707963267949) translate (3.699cm 7.348cm)">
            <text:p/>
            <draw:enhanced-geometry svg:viewBox="0 0 21600 21600" draw:glue-points="?f0 0 ?f1 10800 0 21600 10800 21600 21600 21600 ?f7 10800" draw:text-areas="?f1 10800 ?f2 18000 ?f3 7200 ?f4 21600" draw:mirror-vertical="false" draw:mirror-horizont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4" draw:layer="layout" svg:width="1.905cm" svg:height="0.635cm" svg:x="3.699cm" svg:y="13.064cm">
            <text:p text:style-name="P3"><text:span text:style-name="T1">N.C.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4" draw:layer="layout" svg:width="1.905cm" svg:height="0.635cm" svg:x="3.699cm" svg:y="12.111cm">
            <text:p text:style-name="P3"><text:span text:style-name="T1">SPEAKER0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4" draw:layer="layout" svg:width="1.905cm" svg:height="0.635cm" svg:x="3.699cm" svg:y="14.969cm">
            <text:p text:style-name="P3"><text:span text:style-name="T1">SPEAKER1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4" draw:layer="layout" svg:width="1.905cm" svg:height="0.635cm" svg:x="3.699cm" svg:y="14.016cm">
            <text:p text:style-name="P3"><text:span text:style-name="T1">N.C.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4" draw:layer="layout" svg:width="1.905cm" svg:height="0.635cm" svg:x="3.699cm" svg:y="15.921cm">
            <text:p text:style-name="P3"><text:span text:style-name="T1">N.C.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4" draw:layer="layout" svg:width="1.905cm" svg:height="0.635cm" svg:x="3.699cm" svg:y="17.826cm">
            <text:p text:style-name="P3"><text:span text:style-name="T1">N.C.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1.905cm" svg:height="0.635cm" svg:x="7.826cm" svg:y="13.064cm">
            <text:p text:style-name="P1"><text:span text:style-name="T1">RESET SW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1.905cm" svg:height="0.635cm" svg:x="7.826cm" svg:y="12.111cm">
            <text:p text:style-name="P1"><text:span text:style-name="T1">RESET SW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1.905cm" svg:height="0.635cm" svg:x="7.826cm" svg:y="14.969cm">
            <text:p text:style-name="P1"><text:span text:style-name="T1">POWER SW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1.905cm" svg:height="0.635cm" svg:x="7.826cm" svg:y="14.016cm">
            <text:p text:style-name="P1"><text:span text:style-name="T1">N.C.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1.905cm" svg:height="0.635cm" svg:x="7.826cm" svg:y="15.921cm">
            <text:p text:style-name="P1"><text:span text:style-name="T1">POWER SW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1.905cm" svg:height="0.635cm" svg:x="7.826cm" svg:y="16.874cm">
            <text:p text:style-name="P1"><text:span text:style-name="T1">N.C.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2.222cm" svg:height="7.62cm" svg:x="5.604cm" svg:y="11.95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0.635cm" svg:height="0.635cm" svg:x="5.763cm" svg:y="13.06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0.635cm" svg:height="0.635cm" svg:x="5.763cm" svg:y="12.11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0.635cm" svg:height="0.635cm" svg:x="5.763cm" svg:y="14.96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0.635cm" svg:height="0.635cm" svg:x="5.763cm" svg:y="14.01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0.635cm" svg:height="0.635cm" svg:x="5.763cm" svg:y="15.92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0.635cm" svg:height="0.635cm" svg:x="7.033cm" svg:y="13.06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0.635cm" svg:height="0.635cm" svg:x="7.033cm" svg:y="12.11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0.635cm" svg:height="0.635cm" svg:x="7.033cm" svg:y="14.96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0.635cm" svg:height="0.635cm" svg:x="7.033cm" svg:y="14.01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0.635cm" svg:height="0.635cm" svg:x="7.033cm" svg:y="15.9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6" draw:layer="layout" svg:width="0.316cm" svg:height="0.317cm" draw:transform="rotate (1.5707963267949) translate (6.398cm 12.586cm)">
            <text:p/>
            <draw:enhanced-geometry svg:viewBox="0 0 21600 21600" draw:glue-points="?f0 0 ?f1 10800 0 21600 10800 21600 21600 21600 ?f7 10800" draw:text-areas="?f1 10800 ?f2 18000 ?f3 7200 ?f4 21600" draw:mirror-vertical="false" draw:mirror-horizont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5" draw:layer="layout" svg:width="0.635cm" svg:height="0.635cm" svg:x="5.763cm" svg:y="15.92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0.635cm" svg:height="0.635cm" svg:x="7.033cm" svg:y="15.92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0.635cm" svg:height="0.635cm" svg:x="5.763cm" svg:y="16.87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0.635cm" svg:height="0.635cm" svg:x="7.033cm" svg:y="16.87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" draw:layer="layout" svg:width="0.635cm" svg:height="0.635cm" svg:x="5.763cm" svg:y="16.87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0.635cm" svg:height="0.635cm" svg:x="7.033cm" svg:y="16.87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0.635cm" svg:height="0.635cm" svg:x="5.763cm" svg:y="17.82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0.635cm" svg:height="0.635cm" svg:x="7.033cm" svg:y="17.8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" draw:layer="layout" svg:width="0.635cm" svg:height="0.635cm" svg:x="5.763cm" svg:y="17.82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0.635cm" svg:height="0.635cm" svg:x="7.033cm" svg:y="17.82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0.635cm" svg:height="0.635cm" svg:x="5.763cm" svg:y="18.77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0.635cm" svg:height="0.635cm" svg:x="7.033cm" svg:y="18.77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" draw:layer="layout" svg:width="0.635cm" svg:height="0.635cm" svg:x="5.763cm" svg:y="18.77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0.635cm" svg:height="0.635cm" svg:x="7.033cm" svg:y="18.779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0.635cm" svg:height="0.635cm" svg:x="3.064cm" svg:y="17.668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8" draw:text-style-name="P9" draw:layer="layout" svg:x1="3.064cm" svg:y1="17.668cm" svg:x2="3.699cm" svg:y2="17.668cm">
            <text:p/>
          </draw:line>
          <draw:line draw:style-name="gr9" draw:text-style-name="P9" draw:layer="layout" svg:x1="2.904cm" svg:y1="18.144cm" svg:x2="2.587cm" svg:y2="17.668cm">
            <text:p/>
          </draw:line>
          <draw:polyline draw:style-name="gr8" draw:text-style-name="P9" draw:layer="layout" svg:width="2.38cm" svg:height="1.904cm" draw:transform="rotate (-3.14159265358979) translate (5.762cm 19.096cm)" svg:viewBox="0 0 2381 1905" draw:points="0,0 2381,0 2381,1905 0,1905">
            <text:p/>
          </draw:polyline>
          <draw:custom-shape draw:style-name="gr4" draw:text-style-name="P6" draw:layer="layout" svg:width="0.635cm" svg:height="0.635cm" svg:x="9.572cm" svg:y="18.303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8" draw:text-style-name="P9" draw:layer="layout" svg:x1="9.572cm" svg:y1="18.303cm" svg:x2="10.207cm" svg:y2="18.303cm">
            <text:p/>
          </draw:line>
          <draw:line draw:style-name="gr9" draw:text-style-name="P9" draw:layer="layout" svg:x1="9.412cm" svg:y1="18.779cm" svg:x2="9.095cm" svg:y2="18.303cm">
            <text:p/>
          </draw:line>
          <draw:polyline draw:style-name="gr8" draw:text-style-name="P9" draw:layer="layout" svg:width="2.222cm" svg:height="0.951cm" svg:x="7.667cm" svg:y="18.144cm" svg:viewBox="0 0 2223 952" draw:points="0,952 2223,952 2223,0 0,0">
            <text:p/>
          </draw:polyline>
          <draw:custom-shape draw:style-name="gr10" draw:text-style-name="P4" draw:layer="layout" svg:width="2.222cm" svg:height="0.635cm" svg:x="1cm" svg:y="18.461cm">
            <text:p text:style-name="P3"><text:span text:style-name="T1">POWER LED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2" draw:layer="layout" svg:width="2.222cm" svg:height="0.635cm" svg:x="10.366cm" svg:y="18.303cm">
            <text:p text:style-name="P1"><text:span text:style-name="T1">SDC LED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2" draw:layer="layout" svg:width="1.905cm" svg:height="0.635cm" svg:x="11.477cm" svg:y="7.827cm">
            <text:p text:style-name="P1"><text:span text:style-name="T1">N.C.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1.905cm" svg:height="0.635cm" svg:x="11.477cm" svg:y="6.874cm">
            <text:p text:style-name="P1"><text:span text:style-name="T1">RxD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1.905cm" svg:height="0.635cm" svg:x="11.477cm" svg:y="9.732cm">
            <text:p text:style-name="P1"><text:span text:style-name="T1">N.C.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8" draw:layer="layout" svg:width="1.905cm" svg:height="0.635cm" svg:x="11.477cm" svg:y="8.779cm">
            <text:p text:style-name="P7"><text:span text:style-name="T1">N.C.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1.905cm" svg:height="0.635cm" svg:x="11.477cm" svg:y="10.684cm">
            <text:p text:style-name="P1"><text:span text:style-name="T1">+5v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4" draw:layer="layout" svg:width="1.905cm" svg:height="0.635cm" svg:x="7.35cm" svg:y="7.827cm">
            <text:p text:style-name="P3"><text:span text:style-name="T1">TxD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4" draw:layer="layout" svg:width="1.905cm" svg:height="0.635cm" svg:x="7.35cm" svg:y="6.874cm">
            <text:p text:style-name="P3"><text:span text:style-name="T1">N.C.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4" draw:layer="layout" svg:width="1.905cm" svg:height="0.635cm" svg:x="7.35cm" svg:y="9.732cm">
            <text:p text:style-name="P3"><text:span text:style-name="T1">N.C.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4" draw:layer="layout" svg:width="1.905cm" svg:height="0.635cm" svg:x="7.35cm" svg:y="8.779cm">
            <text:p text:style-name="P3"><text:span text:style-name="T1">GND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4" draw:layer="layout" svg:width="1.905cm" svg:height="0.635cm" svg:x="7.35cm" svg:y="10.684cm">
            <text:p text:style-name="P3"><text:span text:style-name="T1">N.C.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5" draw:layer="layout" svg:width="2.222cm" svg:height="4.763cm" svg:x="9.255cm" svg:y="6.71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0.635cm" svg:height="0.635cm" svg:x="9.414cm" svg:y="7.82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0.635cm" svg:height="0.635cm" svg:x="9.414cm" svg:y="6.87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0.635cm" svg:height="0.635cm" svg:x="9.414cm" svg:y="9.73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0.635cm" svg:height="0.635cm" svg:x="9.414cm" svg:y="8.77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0.635cm" svg:height="0.635cm" svg:x="9.414cm" svg:y="10.68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0.635cm" svg:height="0.635cm" svg:x="10.684cm" svg:y="7.82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0.635cm" svg:height="0.635cm" svg:x="10.684cm" svg:y="6.87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0.635cm" svg:height="0.635cm" svg:x="10.684cm" svg:y="9.73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0.635cm" svg:height="0.635cm" svg:x="10.684cm" svg:y="8.77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0.635cm" svg:height="0.635cm" svg:x="10.684cm" svg:y="10.684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0.316cm" svg:height="0.317cm" draw:transform="rotate (1.5707963267949) translate (10.049cm 7.349cm)">
            <text:p/>
            <draw:enhanced-geometry svg:viewBox="0 0 21600 21600" draw:glue-points="?f0 0 ?f1 10800 0 21600 10800 21600 21600 21600 ?f7 10800" draw:text-areas="?f1 10800 ?f2 18000 ?f3 7200 ?f4 21600" draw:mirror-vertical="false" draw:mirror-horizont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2" draw:layer="layout" svg:width="1.905cm" svg:height="0.635cm" draw:transform="rotate (-1.5707963267949) translate (15.129cm 7.985cm)">
            <text:p text:style-name="P1"><text:span text:style-name="T1">+5v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layout" svg:width="1.905cm" svg:height="0.635cm" draw:transform="rotate (-1.5707963267949) translate (16.081cm 7.985cm)">
            <text:p text:style-name="P1"><text:span text:style-name="T1">USB-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layout" svg:width="1.905cm" svg:height="0.635cm" draw:transform="rotate (-1.5707963267949) translate (17.034cm 7.985cm)">
            <text:p text:style-name="P1"><text:span text:style-name="T1">USB+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layout" svg:width="1.905cm" svg:height="0.635cm" draw:transform="rotate (-1.5707963267949) translate (17.986cm 7.985cm)">
            <text:p text:style-name="P1"><text:span text:style-name="T1">GN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layout" svg:width="1.905cm" svg:height="0.635cm" draw:transform="rotate (-1.5707963267949) translate (18.939cm 7.985cm)">
            <text:p text:style-name="P1"><text:span text:style-name="T1">ALIGN NOTCH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5" draw:layer="layout" svg:width="4.762cm" svg:height="1.27cm" svg:x="14.335cm" svg:y="6.71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0.635cm" svg:height="0.635cm" svg:x="15.446cm" svg:y="7.19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0.635cm" svg:height="0.635cm" svg:x="14.494cm" svg:y="7.1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" draw:layer="layout" svg:width="0.635cm" svg:height="0.635cm" svg:x="17.351cm" svg:y="7.19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0.635cm" svg:height="0.635cm" svg:x="16.399cm" svg:y="7.192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6" draw:layer="layout" svg:width="0.635cm" svg:height="0.635cm" svg:x="18.304cm" svg:y="7.192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0.316cm" svg:height="0.317cm" draw:transform="rotate (-3.14159265358979) translate (14.968cm 7.191cm)">
            <text:p/>
            <draw:enhanced-geometry svg:viewBox="0 0 21600 21600" draw:glue-points="?f0 0 ?f1 10800 0 21600 10800 21600 21600 21600 ?f7 10800" draw:text-areas="?f1 10800 ?f2 18000 ?f3 7200 ?f4 21600" draw:mirror-vertical="false" draw:mirror-horizont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4" draw:layer="layout" svg:width="1.905cm" svg:height="0.635cm" svg:x="1cm" svg:y="2.112cm">
            <text:p text:style-name="P3"><text:span text:style-name="T1">+5v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4" draw:layer="layout" svg:width="1.905cm" svg:height="0.635cm" svg:x="1cm" svg:y="1.159cm">
            <text:p text:style-name="P3"><text:span text:style-name="T1">DATA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4" draw:layer="layout" svg:width="1.905cm" svg:height="0.635cm" svg:x="1cm" svg:y="4.017cm">
            <text:p text:style-name="P3"><text:span text:style-name="T1">CLK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4" draw:layer="layout" svg:width="1.905cm" svg:height="0.635cm" svg:x="1cm" svg:y="3.064cm">
            <text:p text:style-name="P3"><text:span text:style-name="T1">GND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5" draw:layer="layout" svg:width="1.27cm" svg:height="3.811cm" svg:x="2.905cm" svg:y="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0.635cm" svg:height="0.635cm" svg:x="3.064cm" svg:y="2.11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0.635cm" svg:height="0.635cm" svg:x="3.064cm" svg:y="1.15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0.635cm" svg:height="0.635cm" svg:x="3.064cm" svg:y="4.01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0.635cm" svg:height="0.635cm" svg:x="3.064cm" svg:y="3.064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0.316cm" svg:height="0.317cm" draw:transform="rotate (1.5707963267949) translate (3.699cm 1.634cm)">
            <text:p/>
            <draw:enhanced-geometry svg:viewBox="0 0 21600 21600" draw:glue-points="?f0 0 ?f1 10800 0 21600 10800 21600 21600 21600 ?f7 10800" draw:text-areas="?f1 10800 ?f2 18000 ?f3 7200 ?f4 21600" draw:mirror-vertical="false" draw:mirror-horizont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Mono" svg:font-family="'Noto Mono'" style:font-family-generic="modern" style:font-pitch="fixed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4" draw:display-name="Arrowheads 4" svg:viewBox="0 7 20 13" svg:d="M0 20l10-13 10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Peter Weingartner</meta:initial-creator>
    <meta:creation-date>2022-12-08T20:09:45.933000000</meta:creation-date>
    <dc:date>2022-12-08T20:45:12.048000000</dc:date>
    <dc:creator>Peter Weingartner</dc:creator>
    <meta:editing-duration>PT4M34S</meta:editing-duration>
    <meta:editing-cycles>2</meta:editing-cycles>
    <meta:generator>LibreOffice/7.2.2.2$Windows_X86_64 LibreOffice_project/02b2acce88a210515b4a5bb2e46cbfb63fe97d56</meta:generator>
    <meta:document-statistic meta:object-count="165"/>
  </office:meta>
</office:document-meta>
</file>